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9313in" fo:margin-left="-0.4917in" table:align="left"/>
    </style:style>
    <style:style style:name="Table1.A" style:family="table-column">
      <style:table-column-properties style:column-width="2.4347in"/>
    </style:style>
    <style:style style:name="Table1.B" style:family="table-column">
      <style:table-column-properties style:column-width="2.5653in"/>
    </style:style>
    <style:style style:name="Table1.C" style:family="table-column">
      <style:table-column-properties style:column-width="1.7493in"/>
    </style:style>
    <style:style style:name="Table1.D" style:family="table-column">
      <style:table-column-properties style:column-width="1.181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c8924" officeooo:paragraph-rsid="001bab61"/>
    </style:style>
    <style:style style:name="P2" style:family="paragraph" style:parent-style-name="Standard">
      <style:text-properties officeooo:rsid="001bab61" officeooo:paragraph-rsid="001bab61"/>
    </style:style>
    <style:style style:name="P3" style:family="paragraph" style:parent-style-name="Table_20_Contents">
      <style:text-properties officeooo:rsid="001c8924" officeooo:paragraph-rsid="001bab61"/>
    </style:style>
    <style:style style:name="P4" style:family="paragraph" style:parent-style-name="Table_20_Contents">
      <style:text-properties officeooo:rsid="001c8924" officeooo:paragraph-rsid="001cc754"/>
    </style:style>
    <style:style style:name="P5" style:family="paragraph" style:parent-style-name="Table_20_Contents">
      <style:text-properties officeooo:rsid="001c8924" officeooo:paragraph-rsid="001f5d78"/>
    </style:style>
    <style:style style:name="P6" style:family="paragraph" style:parent-style-name="Table_20_Contents">
      <style:text-properties officeooo:rsid="001c8924" officeooo:paragraph-rsid="002055a7"/>
    </style:style>
    <style:style style:name="P7" style:family="paragraph" style:parent-style-name="Table_20_Contents">
      <style:text-properties officeooo:rsid="001c8924" officeooo:paragraph-rsid="0021113d"/>
    </style:style>
    <style:style style:name="P8" style:family="paragraph" style:parent-style-name="Table_20_Contents">
      <style:text-properties officeooo:rsid="001c8924" officeooo:paragraph-rsid="002254e0"/>
    </style:style>
    <style:style style:name="P9" style:family="paragraph" style:parent-style-name="Table_20_Contents">
      <style:text-properties officeooo:rsid="001c8924" officeooo:paragraph-rsid="00232572"/>
    </style:style>
    <style:style style:name="P10" style:family="paragraph" style:parent-style-name="Table_20_Contents">
      <style:text-properties officeooo:rsid="001c8924" officeooo:paragraph-rsid="0024b89f"/>
    </style:style>
    <style:style style:name="P11" style:family="paragraph" style:parent-style-name="Table_20_Contents">
      <style:text-properties officeooo:rsid="001c8924" officeooo:paragraph-rsid="00269f35"/>
    </style:style>
    <style:style style:name="P12" style:family="paragraph" style:parent-style-name="Table_20_Contents">
      <style:text-properties officeooo:rsid="0024b89f" officeooo:paragraph-rsid="0024b89f"/>
    </style:style>
    <style:style style:name="P13" style:family="paragraph" style:parent-style-name="Table_20_Contents">
      <style:text-properties officeooo:rsid="00269f35" officeooo:paragraph-rsid="00269f35"/>
    </style:style>
    <style:style style:name="T1" style:family="text">
      <style:text-properties officeooo:rsid="0021cee7"/>
    </style:style>
    <style:style style:name="T2" style:family="text">
      <style:text-properties officeooo:rsid="001e7d61"/>
    </style:style>
    <style:style style:name="T3" style:family="text">
      <style:text-properties officeooo:rsid="001cc754"/>
    </style:style>
    <style:style style:name="T4" style:family="text">
      <style:text-properties officeooo:rsid="001ceba7"/>
    </style:style>
    <style:style style:name="T5" style:family="text">
      <style:text-properties officeooo:rsid="0024b8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דוגמאת הרצה לחיפוש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">prep by user:</text:p>
            <text:p text:style-name="P3">K1,v1 <text:line-break/>string ,string <text:line-break/>word, <text:span text:style-name="T3">path</text:span></text:p>
          </table:table-cell>
          <table:table-cell table:style-name="Table1.A1" office:value-type="string">
            <text:p text:style-name="P3">Map </text:p>
            <text:p text:style-name="P3">k2, v2 <text:line-break/>string, int<text:line-break/><text:span text:style-name="T4">bool, </text:span><text:s/><text:span text:style-name="T4">file name</text:span></text:p>
          </table:table-cell>
          <table:table-cell table:style-name="Table1.A1" office:value-type="string">
            <text:p text:style-name="P3">Shuffle</text:p>
            <text:p text:style-name="P3">k2 ,v2[list]</text:p>
            <text:p text:style-name="P3"><text:span text:style-name="T5">bool</text:span> ,<text:span text:style-name="T5">string[]</text:span></text:p>
            <text:p text:style-name="P3"><text:span text:style-name="T5">word in/out,</text:span> <text:span text:style-name="T5">file name</text:span> </text:p>
          </table:table-cell>
          <table:table-cell table:style-name="Table1.D1" office:value-type="string">
            <text:p text:style-name="P3">Reduce </text:p>
            <text:p text:style-name="P3">k3 v3</text:p>
            <text:p text:style-name="P13">bool,string</text:p>
            <text:p text:style-name="P11"><text:span text:style-name="T5">word in/out,</text:span> <text:span text:style-name="T5">file names</text:span></text:p>
          </table:table-cell>
        </table:table-row>
        <table:table-row>
          <table:table-cell table:style-name="Table1.A2" office:value-type="string">
            <text:p text:style-name="P4"><text:span text:style-name="T1">1. os <text:s/>/cs/stud/dotanir/safe/os/ex3</text:span></text:p>
            <text:p text:style-name="P5">–---------------------------<text:line-break/><text:span text:style-name="T1">2. os <text:s/>/cs/stud/dotanir/safe/os/ex2</text:span></text:p>
            <text:p text:style-name="P3">–---------------------------<text:line-break/></text:p>
          </table:table-cell>
          <table:table-cell table:style-name="Table1.A2" office:value-type="string">
            <text:p text:style-name="P3"><text:span text:style-name="T1">1. true, file-os.cpp<text:line-break/> <text:s text:c="3"/>true, myfile-os.h</text:span></text:p>
            <text:p text:style-name="P7">–---------------------------<text:line-break/><text:span text:style-name="T1">2. false, MapReduceClient.h</text:span></text:p>
            <text:p text:style-name="P8"><text:s text:c="5"/><text:span text:style-name="T1">false, MapReduceFramework.cpp</text:span></text:p>
            <text:p text:style-name="P8"><text:s text:c="5"/><text:span text:style-name="T1">false ,MapReduceFramework.h</text:span></text:p>
            <text:p text:style-name="P8"><text:s text:c="5"/><text:span text:style-name="T1">false, Search.cpp</text:span></text:p>
            <text:p text:style-name="P9"><text:s text:c="5"/><text:span text:style-name="T1">false ,libthreads.a</text:span></text:p>
            <text:p text:style-name="P9"><text:s text:c="5"/><text:span text:style-name="T1">false, uthreads.h</text:span></text:p>
            <text:p text:style-name="P9"><text:s text:c="5"/><text:span text:style-name="T1">false, uthreads.cpp</text:span></text:p>
            <text:p text:style-name="P6">–---------------------------<text:line-break/></text:p>
          </table:table-cell>
          <table:table-cell table:style-name="Table1.A2" office:value-type="string">
            <text:p text:style-name="P12">True, [ <text:span text:style-name="T1">file-os.cpp,</text:span></text:p>
            <text:p text:style-name="P10"><text:span text:style-name="T1"><text:s text:c="10"/>myfile-os.h]</text:span></text:p>
            <text:p text:style-name="P10"><text:span text:style-name="T1">false, [MapReduceClient.h,</text:span></text:p>
            <text:p text:style-name="P10"><text:span text:style-name="T1">MapReduceFramework.cpp,</text:span></text:p>
            <text:p text:style-name="P10"><text:span text:style-name="T1">MapReduceFramework.h,Search.cpp,</text:span></text:p>
            <text:p text:style-name="P10"><text:span text:style-name="T1">libthreads.a,</text:span></text:p>
            <text:p text:style-name="P10"><text:span text:style-name="T1">uthreads.h,</text:span></text:p>
            <text:p text:style-name="P10"><text:span text:style-name="T1">uthreads.cpp]</text:span></text:p>
            <text:p text:style-name="P10"/>
            <text:p text:style-name="P10"/>
            <text:p text:style-name="P10"/>
            <text:p text:style-name="P3"/>
          </table:table-cell>
          <table:table-cell table:style-name="Table1.D2" office:value-type="string">
            <text:p text:style-name="P13">False “<text:span text:style-name="T1">MapReduceClient.h,</text:span></text:p>
            <text:p text:style-name="P11"><text:span text:style-name="T1">MapReduceFramework.cpp,</text:span></text:p>
            <text:p text:style-name="P11"><text:span text:style-name="T1">MapReduceFramework.h,Search.cpp,</text:span></text:p>
            <text:p text:style-name="P11"><text:span text:style-name="T1">libthreads.a,</text:span></text:p>
            <text:p text:style-name="P11"><text:span text:style-name="T1">uthreads.h,</text:span></text:p>
            <text:p text:style-name="P11"><text:span text:style-name="T1">uthreads.cpp”</text:span></text:p>
            <text:p text:style-name="P11"/>
            <text:p text:style-name="P13">true “<text:span text:style-name="T5">file-os.cpp,</text:span></text:p>
            <text:p text:style-name="P11"><text:span text:style-name="T1"><text:s text:c="10"/>myfile-os.h”</text:span></text:p>
            <text:p text:style-name="P11"/>
            <text:p text:style-name="P3">* <text:span text:style-name="T2">soreted by &lt; op 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tan Nir</meta:initial-creator>
    <meta:creation-date>2016-04-06T20:18:41.846095287</meta:creation-date>
    <meta:generator>LibreOffice/4.4.5.2$Linux_X86_64 LibreOffice_project/40m0$Build-2</meta:generator>
    <dc:date>2016-04-06T20:27:44.599059005</dc:date>
    <dc:creator>Dotan Nir</dc:creator>
    <meta:editing-duration>PT8M58S</meta:editing-duration>
    <meta:editing-cycles>12</meta:editing-cycles>
    <meta:document-statistic meta:table-count="1" meta:image-count="0" meta:object-count="0" meta:page-count="1" meta:paragraph-count="42" meta:word-count="92" meta:character-count="954" meta:non-whitespace-character-count="838"/>
  </office:meta>
</office:document-meta>
</file>